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gif" manifest:full-path="Pictures/100002000000000B0000000BAD27F3FA.gi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2">
      <style:paragraph-properties fo:margin-left="1.3cm" fo:margin-right="1.3cm" fo:margin-top="0.199cm" fo:margin-bottom="0.199cm" fo:line-height="115%" fo:text-align="justify" style:justify-single-word="false" fo:text-indent="-0.7cm" style:auto-text-indent="false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P2" style:family="paragraph" style:parent-style-name="Standard" style:list-style-name="L2" style:master-page-name="">
      <style:paragraph-properties fo:margin-left="1.3cm" fo:margin-right="1.3cm" fo:margin-top="0.199cm" fo:margin-bottom="0.199cm" fo:line-height="115%" fo:text-align="justify" style:justify-single-word="false" fo:text-indent="-0.7cm" style:auto-text-indent="false" style:page-number="auto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paragraph-properties fo:margin-left="1.3cm" fo:margin-right="1.3cm" fo:margin-top="0.199cm" fo:margin-bottom="0.199cm" fo:line-height="115%" fo:text-align="justify" style:justify-single-word="false" fo:text-indent="0cm" style:auto-text-indent="false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 style:master-page-name="">
      <style:paragraph-properties fo:margin-left="1.3cm" fo:margin-right="1.3cm" fo:margin-top="0.199cm" fo:margin-bottom="0.199cm" fo:line-height="115%" fo:text-align="justify" style:justify-single-word="false" fo:text-indent="0cm" style:auto-text-indent="false" style:page-number="auto"/>
      <style:text-properties fo:color="#000000" style:font-name="Arial" fo:font-size="12pt" fo:font-weight="bold" style:font-size-asian="12pt" style:font-weight-asian="bold" style:font-size-complex="12pt" style:font-weight-complex="bold"/>
    </style:style>
    <text:list-style style:name="L1">
      <text:list-level-style-image text:level="1" xlink:href="Pictures/100002000000000B0000000BAD27F3FA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.27cm" fo:text-indent="-0.635cm" fo:margin-left="1.27cm"/>
        </style:list-level-properties>
      </text:list-level-style-image>
      <text:list-level-style-image text:level="2" xlink:href="Pictures/100002000000000B0000000BAD27F3FA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.905cm" fo:text-indent="-0.635cm" fo:margin-left="1.905cm"/>
        </style:list-level-properties>
      </text:list-level-style-image>
      <text:list-level-style-image text:level="3" xlink:href="Pictures/100002000000000B0000000BAD27F3FA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2.54cm" fo:text-indent="-0.635cm" fo:margin-left="2.54cm"/>
        </style:list-level-properties>
      </text:list-level-style-image>
      <text:list-level-style-image text:level="4" xlink:href="Pictures/100002000000000B0000000BAD27F3FA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3.175cm" fo:text-indent="-0.635cm" fo:margin-left="3.175cm"/>
        </style:list-level-properties>
      </text:list-level-style-image>
      <text:list-level-style-image text:level="5" xlink:href="Pictures/100002000000000B0000000BAD27F3FA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3.81cm" fo:text-indent="-0.635cm" fo:margin-left="3.81cm"/>
        </style:list-level-properties>
      </text:list-level-style-image>
      <text:list-level-style-image text:level="6" xlink:href="Pictures/100002000000000B0000000BAD27F3FA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4.445cm" fo:text-indent="-0.635cm" fo:margin-left="4.445cm"/>
        </style:list-level-properties>
      </text:list-level-style-image>
      <text:list-level-style-image text:level="7" xlink:href="Pictures/100002000000000B0000000BAD27F3FA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5.08cm" fo:text-indent="-0.635cm" fo:margin-left="5.08cm"/>
        </style:list-level-properties>
      </text:list-level-style-image>
      <text:list-level-style-image text:level="8" xlink:href="Pictures/100002000000000B0000000BAD27F3FA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5.715cm" fo:text-indent="-0.635cm" fo:margin-left="5.715cm"/>
        </style:list-level-properties>
      </text:list-level-style-image>
      <text:list-level-style-image text:level="9" xlink:href="Pictures/100002000000000B0000000BAD27F3FA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6.35cm" fo:text-indent="-0.635cm" fo:margin-left="6.35cm"/>
        </style:list-level-properties>
      </text:list-level-style-image>
      <text:list-level-style-image text:level="10" xlink:href="Pictures/100002000000000B0000000BAD27F3FA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6.985cm" fo:text-indent="-0.635cm" fo:margin-left="6.985cm"/>
        </style:list-level-properties>
      </text:list-level-style-image>
    </text:list-style>
    <text:list-style style:name="L2">
      <text:list-level-style-image text:level="1" xlink:href="Pictures/100002000000000B0000000BAD27F3FA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.27cm" fo:text-indent="-0.635cm" fo:margin-left="1.27cm"/>
        </style:list-level-properties>
      </text:list-level-style-image>
      <text:list-level-style-image text:level="2" xlink:href="Pictures/100002000000000B0000000BAD27F3FA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.905cm" fo:text-indent="-0.635cm" fo:margin-left="1.905cm"/>
        </style:list-level-properties>
      </text:list-level-style-image>
      <text:list-level-style-image text:level="3" xlink:href="Pictures/100002000000000B0000000BAD27F3FA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2.54cm" fo:text-indent="-0.635cm" fo:margin-left="2.54cm"/>
        </style:list-level-properties>
      </text:list-level-style-image>
      <text:list-level-style-image text:level="4" xlink:href="Pictures/100002000000000B0000000BAD27F3FA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3.175cm" fo:text-indent="-0.635cm" fo:margin-left="3.175cm"/>
        </style:list-level-properties>
      </text:list-level-style-image>
      <text:list-level-style-image text:level="5" xlink:href="Pictures/100002000000000B0000000BAD27F3FA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3.81cm" fo:text-indent="-0.635cm" fo:margin-left="3.81cm"/>
        </style:list-level-properties>
      </text:list-level-style-image>
      <text:list-level-style-image text:level="6" xlink:href="Pictures/100002000000000B0000000BAD27F3FA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4.445cm" fo:text-indent="-0.635cm" fo:margin-left="4.445cm"/>
        </style:list-level-properties>
      </text:list-level-style-image>
      <text:list-level-style-image text:level="7" xlink:href="Pictures/100002000000000B0000000BAD27F3FA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5.08cm" fo:text-indent="-0.635cm" fo:margin-left="5.08cm"/>
        </style:list-level-properties>
      </text:list-level-style-image>
      <text:list-level-style-image text:level="8" xlink:href="Pictures/100002000000000B0000000BAD27F3FA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5.715cm" fo:text-indent="-0.635cm" fo:margin-left="5.715cm"/>
        </style:list-level-properties>
      </text:list-level-style-image>
      <text:list-level-style-image text:level="9" xlink:href="Pictures/100002000000000B0000000BAD27F3FA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6.35cm" fo:text-indent="-0.635cm" fo:margin-left="6.35cm"/>
        </style:list-level-properties>
      </text:list-level-style-image>
      <text:list-level-style-image text:level="10" xlink:href="Pictures/100002000000000B0000000BAD27F3FA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6.985cm" fo:text-indent="-0.635cm" fo:margin-left="6.985cm"/>
        </style:list-level-properties>
      </text:list-level-style-image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Los protocolos TCP y UDP utilizan el concepto de sockets para proporcionar los puntos extremos de la comunicación entre aplicaciones o procesos.</text:p>
      <text:p text:style-name="P3">La comunicación entre procesos consiste en la transmisión de un mensaje entre un conector de un proceso y un conector de otro proceso, a este conector es a lo que llamamos socket.</text:p>
      <text:p text:style-name="P3">Para los procesos receptores de mensajes, su conector debe tener asociado dos campos:</text:p>
      <text:list xml:id="list2497371612885701958" text:style-name="L2">
        <text:list-item>
          <text:p text:style-name="P2">La dirección IP del host en el que la aplicación está corriendo.</text:p>
        </text:list-item>
        <text:list-item>
          <text:p text:style-name="P1">El puerto local a través del cual la aplicación se comunica y que identifica el proceso.</text:p>
        </text:list-item>
      </text:list>
      <text:p text:style-name="P3">Así, todos los mensajes enviados a esa dirección IP y a ese puerto concreto llegarán al proceso receptor.</text:p>
      <text:p text:style-name="P3">Un puerto es un punto de destino que identifica hacia qué aplicación o proceso deben dirigirse los datos.</text:p>
      <text:p text:style-name="P3">Normalmente es una aplicación cliente-servidor, el programa servidor se ejecuta en una máquina específica y tiene un socket que está unido a un número de puerto específico.</text:p>
      <text:p text:style-name="P3">El servidor queda a la espera "escuchando" las solicitudes de conexión de los clientes sobre ese puerto.</text:p>
      <text:p text:style-name="P3">El programa cliente conoce el nombre de la máquina en la que se ejecuta el servidor y el número de puerto por el que escucha las peticiones.</text:p>
      <text:p text:style-name="P3">Para realizar una solicitud de conexión, el cliente realiza la petición a la máquina a través del puerto, y el cliente debe identificarse ante el servidor por lo que durante la conexión se utilizará un puerto local asignado por el sistema.</text:p>
      <text:p text:style-name="P3">Si todo va bien, el servidor acepta la conexión. Una vez aceptada, el servidor obtiene un nuevo socket sobre un puerto diferente. Esto se debe a que por un lado debe seguir atendiendo las peticiones de conexión mediante el socket original y por otro debe atender las necesidades del cliente que se conectó.</text:p>
      <text:p text:style-name="P3">En el lado del cliente, si se acepta la conexión, se crea un socket y el cliente puede utilizarlo para comunicarse con el servidor. Este socket utiliza un número de puerto diferente al usado para conectarse al servidor. El cliente y el servidor pueden ahora comunicarse escribiendo y leyendo por sus respectivos socket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2M54S</meta:editing-duration>
    <meta:editing-cycles>7</meta:editing-cycles>
    <meta:generator>OpenOffice/4.1.13$Win32 OpenOffice.org_project/4113m1$Build-9810</meta:generator>
    <dc:date>2022-12-22T16:54:01.13</dc:date>
    <dc:creator>Miguel Ángel Chaves Rodríguez</dc:creator>
    <meta:document-statistic meta:table-count="0" meta:image-count="0" meta:object-count="0" meta:page-count="1" meta:paragraph-count="13" meta:word-count="351" meta:character-count="2053"/>
    <meta:user-defined meta:name="Info 1"/>
    <meta:user-defined meta:name="Info 2"/>
    <meta:user-defined meta:name="Info 3"/>
    <meta:user-defined meta:name="Info 4"/>
  </office:meta>
</office:document-meta>
</file>